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 dois trouver une clé pour sortir d'ici...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 mur m'empêche de passer...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 dois trouver une clé pour sortir d'ici..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en par ic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i un bien joli vase 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9:21:51.956000000</meta:creation-date>
    <dc:date>2023-04-17T09:23:19.936000000</dc:date>
    <meta:editing-duration>PT1M28S</meta:editing-duration>
    <meta:editing-cycles>2</meta:editing-cycles>
    <meta:generator>LibreOffice/7.3.5.2$Windows_X86_64 LibreOffice_project/184fe81b8c8c30d8b5082578aee2fed2ea847c01</meta:generator>
    <meta:document-statistic meta:table-count="1" meta:cell-count="30" meta:object-count="0"/>
  </office:meta>
</office:document-meta>
</file>